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paragraph-properties fo:text-align="center"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0" style:family="paragraph" style:parent-style-name="Standard" style:list-style-name="L2">
      <style:text-properties style:font-name="DejaVu Serif" fo:font-size="11pt" fo:font-weight="normal" style:font-name-asian="Microsoft YaHei" style:font-size-asian="11pt" style:font-weight-asian="normal" style:font-name-complex="Arial1" style:font-size-complex="11pt" style:font-weight-complex="normal"/>
    </style:style>
    <style:style style:name="P11"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2"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3"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8">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Standard" style:list-style-name="L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8" style:family="paragraph" style:parent-style-name="Heading_20_1">
      <style:paragraph-properties loext:contextual-spacing="false" fo:margin-top="0in" fo:margin-bottom="0in"/>
    </style:style>
    <style:style style:name="P19"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0"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3" style:family="text">
      <style:text-properties fo:font-style="normal" style:font-style-asian="normal" style:font-style-complex="normal"/>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3">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6">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6">These stories usually starts small – that one healing potion is the difference between life and death. As the story picks up, and your characters get larger, stronger, more influential, it becomes more about these </text:span></text:span><text:span text:style-name="Emphasis"><text:span text:style-name="T14">people</text:span></text:span><text:span text:style-name="Emphasis"><text:span text:style-name="T16">, who </text:span></text:span><text:span text:style-name="Emphasis"><text:span text:style-name="T14">they</text:span></text:span><text:span text:style-name="Emphasis"><text:span text:style-name="T16"> are, what </text:span></text:span><text:span text:style-name="Emphasis"><text:span text:style-name="T14">they</text:span></text:span><text:span text:style-name="Emphasis"><text:span text:style-name="T16"> do, and </text:span></text:span><text:span text:style-name="Emphasis"><text:span text:style-name="T15">why</text:span></text:span><text:span text:style-name="Emphasis"><text:span text:style-name="T16"> they do it </text:span></text:span><text:span text:style-name="Emphasis"><text:span text:style-name="T14">that way</text:span></text:span><text:span text:style-name="Emphasis"><text:span text:style-name="T16">, and the barriers they face along the way.</text:span></text:span></text:p>
      <text:h text:style-name="P20" text:outline-level="1">Part 1: </text:h>
      <text:h text:style-name="P19" text:outline-level="1"><text:span text:style-name="Emphasis"><text:span text:style-name="T13">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20" text:outline-level="1">Part 2: </text:h>
      <text:h text:style-name="P19"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7">Part 2a: Before</text:p>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7">Dexterity</text:span> is your character’s ability to dodge a flying tomato.</text:p>
      <text:p text:style-name="P5"><text:span text:style-name="T17">Intelligence</text:span> is your character’s ability to logically understand why a tomato is technically categorized as a fruit.</text:p>
      <text:p text:style-name="P5"><text:span text:style-name="T17">Wisdom</text:span> is your character’s ability to intuitively understand that a tomato will not go well in this fruit salad.</text:p>
      <text:p text:style-name="P5"><text:span text:style-name="T17">Charisma</text:span> is your character’s ability to convince someone that eating this tomato-fruit salad is actually a <text:span text:style-name="T17">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8">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5"><text:span text:style-name="T17">Human</text:span></text:p>
      <text:list xml:id="list2371476950490469508" text:style-name="L2">
        <text:list-item>
          <text:p text:style-name="P10">Humans fully mature after about twenty-five years of life, and with the assistance of medical or magical care, could live up to about ninety years.</text:p>
        </text:list-item>
        <text:list-item>
          <text:p text:style-name="P10">Humans stand anywhere from four to six feet tall.</text:p>
          <text:list>
            <text:list-item>
              <text:p text:style-name="P10">You are a Medium creature, and have a Speed of thirty feet per round.</text:p>
            </text:list-item>
          </text:list>
        </text:list-item>
        <text:list-item>
          <text:p text:style-name="P10">Humans are extremely versatile, and tend to pick up skills in youth they use throughout their life. </text:p>
          <text:list>
            <text:list-item>
              <text:p text:style-name="P10">You may gain a feat of your choice (see <text:span text:style-name="T18">Appendix B: Feats</text:span>), a Skill Proficiency of your choice, and a plus one to an Ability Score of your choice.</text:p>
            </text:list-item>
          </text:list>
        </text:list-item>
      </text:list>
      <text:p text:style-name="P16">Goblin</text:p>
      <text:list xml:id="list3422288668842793657" text:style-name="L3">
        <text:list-item>
          <text:p text:style-name="P17"><text:soft-page-break/>Goblins fully mature after about twenty years of life, and with the assistance of medical or magical care, could live up to about eighty years.</text:p>
        </text:list-item>
        <text:list-item>
          <text:p text:style-name="P17">Goblins stand anywhere from two to eight feet tall.</text:p>
          <text:list>
            <text:list-item>
              <text:p text:style-name="P17">As your size is quite variable, please see the <text:span text:style-name="T17">Measured Size to Mechanical Size</text:span> table in <text:span text:style-name="T18">Appendix A: Tables</text:span>.</text:p>
            </text:list-item>
          </text:list>
        </text:list-item>
        <text:list-item>
          <text:p text:style-name="P17">Goblins are preternaturally agile, and can maneuver with a deftness and speed others may only ever wish to obtain. </text:p>
          <text:list>
            <text:list-item>
              <text:p text:style-name="P17">You may take the Disengage or Hide Full Actions as Bonus Actions on your turn.</text:p>
            </text:list-item>
            <text:list-item>
              <text:p text:style-name="P17">In addition, you may, once between Rests, add half your proficiency bonus to your Armor Class or Stealth Skill until the start of your next turn.</text:p>
            </text:list-item>
          </text:list>
        </text:list-item>
      </text:list>
      <text:p text:style-name="P16">Elven</text:p>
      <text:list xml:id="list191311535410411964" text:style-name="L4">
        <text:list-item>
          <text:p text:style-name="P11">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1">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1">Elves stand anywhere from four to seven feet tall.</text:p>
          <text:list>
            <text:list-item>
              <text:p text:style-name="P11">You are a Medium creature, and have a Speed of thirty feet per round.</text:p>
            </text:list-item>
          </text:list>
        </text:list-item>
        <text:list-item>
          <text:p text:style-name="P11">Elves are preternaturally sensitive to sights and sounds, allowing them an advantage in the fields of beauty and perceiving.</text:p>
          <text:list>
            <text:list-item>
              <text:p text:style-name="P11">You have proficiency in the Spot and Listen Skills.</text:p>
            </text:list-item>
          </text:list>
        </text:list-item>
      </text:list>
      <text:p text:style-name="P16">Dwarven</text:p>
      <text:list xml:id="list74411577349350835" text:style-name="L8">
        <text:list-item>
          <text:p text:style-name="P15">Dwarves fully mature after about seventy-five years of life, and with the assistance of medical or magical care, could live up to about four-hundred years.</text:p>
        </text:list-item>
        <text:list-item>
          <text:p text:style-name="P15">Dwarves stand anywhere from three to four feet tall.</text:p>
          <text:list>
            <text:list-item>
              <text:p text:style-name="P15">You are a Small creature, and you have a Speed of twenty-five feet per round.</text:p>
            </text:list-item>
          </text:list>
        </text:list-item>
        <text:list-item>
          <text:p text:style-name="P15">Dwarves are preternaturally durable, even under what humans may consider “the extremest” of circumstances.</text:p>
          <text:list>
            <text:list-item>
              <text:p text:style-name="P15">When calculating your Maximum Vitality, you have an effective plus two to your Constitution Modifier.</text:p>
            </text:list-item>
          </text:list>
        </text:list-item>
      </text:list>
      <text:p text:style-name="P16">Orcish</text:p>
      <text:list xml:id="list555753001864082223" text:style-name="L7">
        <text:list-item>
          <text:p text:style-name="P14">Orcs fully mature after about twenty-five years of life, and with the assistance of medical or magical care, could live up to about ninety years.</text:p>
        </text:list-item>
        <text:list-item>
          <text:p text:style-name="P14">Orcs stand anywhere from five to eight feet tall.</text:p>
          <text:list>
            <text:list-item>
              <text:p text:style-name="P14">You are a Medium creature, and you have a Speed of thirty feet per round.</text:p>
            </text:list-item>
          </text:list>
        </text:list-item>
        <text:list-item>
          <text:p text:style-name="P14">Orcs are preternaturally strong, outmatching some of the best of what non-magical nature has to offer even without tools or tactics.</text:p>
          <text:list>
            <text:list-item>
              <text:p text:style-name="P14">You have proficiency in the Athletics Skill.</text:p>
            </text:list-item>
            <text:list-item>
              <text:p text:style-name="P14">In addition, when you hit with a Weapon Attack, once between Rests, you may impose Vulnerability of a Damage Type of your choice on the creature you hit until the end of your next turn.</text:p>
            </text:list-item>
          </text:list>
        </text:list-item>
      </text:list>
      <text:p text:style-name="P16">Halfling</text:p>
      <text:list xml:id="list7212883593981506485" text:style-name="L6">
        <text:list-item>
          <text:p text:style-name="P13">Halfling fully mature after about twenty years of life, and with the assistance of medical or magical care, could live up to about one-hundred and sixty years.</text:p>
        </text:list-item>
        <text:list-item>
          <text:p text:style-name="P13">Halfling stand anywhere from three to four feet tall. </text:p>
          <text:list>
            <text:list-item>
              <text:p text:style-name="P13">You are a Small creature, and you have a Speed of twenty-five feet per round.</text:p>
            </text:list-item>
          </text:list>
        </text:list-item>
        <text:list-item>
          <text:p text:style-name="P13"><text:soft-page-break/>Halfling are preternaturally resistant to “bad luck”.</text:p>
          <text:list>
            <text:list-item>
              <text:p text:style-name="P13">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6">Shiftling</text:p>
      <text:list xml:id="list1938303223001015765" text:style-name="L5">
        <text:list-item>
          <text:p text:style-name="P12">Shiftling fully mature after about thirty years of life, and with the assistance of medical or magical care, could live up to about one-hundred thirty years.</text:p>
        </text:list-item>
        <text:list-item>
          <text:p text:style-name="P12">Shiftling stand anywhere from five to seven feet tall.</text:p>
          <text:list>
            <text:list-item>
              <text:p text:style-name="P12">You are a Medium creature, and you have a Speed of thirty feet per round.</text:p>
            </text:list-item>
          </text:list>
        </text:list-item>
        <text:list-item>
          <text:p text:style-name="P12">Shiftling have the preternatural ability to change their form nearly at will.</text:p>
          <text:list>
            <text:list-item>
              <text:p text:style-name="P12">You gain your choice of the following two abilities;</text:p>
              <text:list>
                <text:list-item>
                  <text:p text:style-name="P12">You may extend your nails into talons and your teeth into spikes. When you make an Unarmed Attack, you may add a d6 to the total damage you deal.</text:p>
                </text:list-item>
                <text:list-item>
                  <text:p text:style-name="P12">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5">Culture</text:p>
      <text:p text:style-name="P5">Background</text:p>
      <text:p text:style-name="P5"/>
      <text:p text:style-name="P5">Part 2b: After</text:p>
      <text:p text:style-name="P5">Level One</text:p>
      <text:p text:style-name="P5">Beyond</text:p>
      <text:h text:style-name="P20" text:outline-level="1">Part 3: </text:h>
      <text:h text:style-name="P19" text:outline-level="1">Systems Management</text:h>
      <text:p text:style-name="P5">3a The D20</text:p>
      <text:p text:style-name="P5">Rolls</text:p>
      <text:p text:style-name="P5">Abilities</text:p>
      <text:p text:style-name="P5">Proficiencies</text:p>
      <text:p text:style-name="P5">Skills</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Active v Travel v Rest</text:p>
      <text:p text:style-name="P5"><text:tab/>Pace</text:p>
      <text:p text:style-name="P5"><text:tab/>Activities</text:p>
      <text:p text:style-name="P5"><text:tab/>Environment</text:p>
      <text:p text:style-name="P5"><text:tab/><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text:p>
      <text:p text:style-name="P5">Preparing and Casting</text:p>
      <text:p text:style-name="P5">Creativity</text:p>
      <text:h text:style-name="P20" text:outline-level="1">Appendix A: Tables</text:h>
      <text:h text:style-name="P20" text:outline-level="1"><text:span text:style-name="T12">Appendix B: Fea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H44M44S</meta:editing-duration>
    <meta:editing-cycles>4</meta:editing-cycles>
    <meta:generator>OpenOffice/4.1.12$Win32 OpenOffice.org_project/4112m1$Build-9809</meta:generator>
    <dc:date>2022-08-17T01:29:10.65</dc:date>
    <meta:document-statistic meta:table-count="0" meta:image-count="0" meta:object-count="0" meta:page-count="9" meta:paragraph-count="131" meta:word-count="1711" meta:character-count="9731"/>
  </office:meta>
</office:document-meta>
</file>